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Fallback1" svg:font-family="'Droid Sans Fallback'" style:font-family-generic="swiss"/>
    <style:font-face style:name="教育部標準楷書" svg:font-family="教育部標準楷書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f34b6" officeooo:paragraph-rsid="0019d053" style:font-size-asian="12pt" style:font-size-complex="12pt"/>
    </style:style>
    <style:style style:name="P2" style:family="paragraph" style:parent-style-name="Standard">
      <style:text-properties fo:font-size="12pt" officeooo:rsid="000f34b6" officeooo:paragraph-rsid="001d8010" style:font-size-asian="12pt" style:font-size-complex="12pt"/>
    </style:style>
    <style:style style:name="P3" style:family="paragraph" style:parent-style-name="Standard">
      <style:text-properties style:use-window-font-color="true" style:font-name="教育部標準楷書" fo:font-size="12pt" officeooo:rsid="000f34b6" officeooo:paragraph-rsid="001d8010" style:font-name-asian="教育部標準楷書" style:font-size-asian="12pt" style:font-size-complex="12pt"/>
    </style:style>
    <style:style style:name="P4" style:family="paragraph" style:parent-style-name="Standard">
      <style:text-properties style:font-name="教育部標準楷書" fo:font-size="12pt" officeooo:rsid="000f34b6" officeooo:paragraph-rsid="000f34b6" style:font-name-asian="教育部標準楷書" style:font-size-asian="12pt" style:font-size-complex="12pt"/>
    </style:style>
    <style:style style:name="P5" style:family="paragraph" style:parent-style-name="Standard">
      <style:text-properties style:font-name="教育部標準楷書" fo:font-size="12pt" officeooo:rsid="000f34b6" officeooo:paragraph-rsid="000f3cf2" style:font-name-asian="教育部標準楷書" style:font-size-asian="12pt" style:font-size-complex="12pt"/>
    </style:style>
    <style:style style:name="P6" style:family="paragraph" style:parent-style-name="Standard">
      <style:text-properties style:font-name="教育部標準楷書" fo:font-size="12pt" officeooo:rsid="000f34b6" officeooo:paragraph-rsid="00159c99" style:font-name-asian="教育部標準楷書" style:font-size-asian="12pt" style:font-size-complex="12pt"/>
    </style:style>
    <style:style style:name="P7" style:family="paragraph" style:parent-style-name="Standard">
      <style:text-properties style:font-name="教育部標準楷書" fo:font-size="12pt" officeooo:rsid="000f34b6" officeooo:paragraph-rsid="001b2a82" style:font-name-asian="教育部標準楷書" style:font-size-asian="12pt" style:font-size-complex="12pt"/>
    </style:style>
    <style:style style:name="P8" style:family="paragraph" style:parent-style-name="Standard">
      <style:text-properties style:font-name="教育部標準楷書" fo:font-size="12pt" officeooo:rsid="000f34b6" officeooo:paragraph-rsid="00270ca9" style:font-name-asian="教育部標準楷書" style:font-size-asian="12pt" style:font-size-complex="12pt"/>
    </style:style>
    <style:style style:name="P9" style:family="paragraph" style:parent-style-name="Standard">
      <style:text-properties style:font-name="教育部標準楷書" fo:font-size="14pt" officeooo:rsid="000f34b6" officeooo:paragraph-rsid="000f34b6" style:font-name-asian="教育部標準楷書" style:font-size-asian="14pt" style:font-size-complex="14pt"/>
    </style:style>
    <style:style style:name="P10" style:family="paragraph" style:parent-style-name="Standard">
      <style:text-properties style:font-name="教育部標準楷書" fo:font-size="14pt" officeooo:rsid="000f34b6" officeooo:paragraph-rsid="000f3cf2" style:font-name-asian="教育部標準楷書" style:font-size-asian="14pt" style:font-size-complex="14pt"/>
    </style:style>
    <style:style style:name="P11" style:family="paragraph" style:parent-style-name="Standard">
      <style:text-properties style:font-name="教育部標準楷書" officeooo:paragraph-rsid="0020768c" style:font-name-asian="教育部標準楷書"/>
    </style:style>
    <style:style style:name="P12" style:family="paragraph" style:parent-style-name="Standard">
      <style:text-properties style:font-name="教育部標準楷書" officeooo:paragraph-rsid="0027e1eb" style:font-name-asian="教育部標準楷書"/>
    </style:style>
    <style:style style:name="P13" style:family="paragraph" style:parent-style-name="Standard">
      <style:paragraph-properties fo:text-align="center" style:justify-single-word="false"/>
      <style:text-properties style:font-name="教育部標準楷書" fo:font-size="20pt" officeooo:rsid="000f34b6" officeooo:paragraph-rsid="000f34b6" style:font-name-asian="教育部標準楷書" style:font-size-asian="20pt" style:font-size-complex="20pt"/>
    </style:style>
    <style:style style:name="P14" style:family="paragraph" style:parent-style-name="Standard">
      <style:text-properties fo:color="#3333ff" style:font-name="教育部標準楷書" fo:font-size="12pt" officeooo:rsid="000f34b6" officeooo:paragraph-rsid="00270ca9" style:font-name-asian="教育部標準楷書" style:font-size-asian="12pt" style:font-size-complex="12pt"/>
    </style:style>
    <style:style style:name="P15" style:family="paragraph" style:parent-style-name="Standard" style:list-style-name="L1">
      <style:text-properties style:font-name="教育部標準楷書" fo:font-size="16pt" fo:font-weight="bold" officeooo:rsid="000f34b6" officeooo:paragraph-rsid="000f34b6" style:font-name-asian="教育部標準楷書" style:font-size-asian="16pt" style:font-weight-asian="bold" style:font-size-complex="16pt" style:font-weight-complex="bold"/>
    </style:style>
    <style:style style:name="P16" style:family="paragraph" style:parent-style-name="Standard" style:list-style-name="L2">
      <style:text-properties style:font-name="教育部標準楷書" fo:font-size="16pt" fo:font-weight="bold" officeooo:rsid="000f34b6" officeooo:paragraph-rsid="000f3cf2" style:font-name-asian="教育部標準楷書" style:font-size-asian="16pt" style:font-weight-asian="bold" style:font-size-complex="16pt" style:font-weight-complex="bold"/>
    </style:style>
    <style:style style:name="P17" style:family="paragraph" style:parent-style-name="Standard" style:list-style-name="L7">
      <style:text-properties style:font-name="教育部標準楷書" fo:font-size="16pt" fo:font-weight="bold" officeooo:rsid="000f34b6" officeooo:paragraph-rsid="000f3cf2" style:font-name-asian="教育部標準楷書" style:font-size-asian="16pt" style:font-weight-asian="bold" style:font-size-complex="16pt" style:font-weight-complex="bold"/>
    </style:style>
    <style:style style:name="P18" style:family="paragraph" style:parent-style-name="Standard" style:list-style-name="L8">
      <style:text-properties style:font-name="教育部標準楷書" fo:font-size="16pt" fo:font-weight="bold" officeooo:rsid="000f34b6" officeooo:paragraph-rsid="00159c99" style:font-name-asian="教育部標準楷書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text-properties style:font-name="教育部標準楷書" fo:font-size="13.6999998092651pt" fo:font-weight="normal" officeooo:rsid="000f34b6" officeooo:paragraph-rsid="000f34b6" style:font-name-asian="教育部標準楷書" style:font-size-asian="12pt" style:font-weight-asian="normal" style:font-size-complex="13.6999998092651pt" style:font-weight-complex="normal"/>
    </style:style>
    <style:style style:name="P20" style:family="paragraph" style:parent-style-name="Standard" style:list-style-name="L3">
      <style:text-properties style:font-name="教育部標準楷書" fo:font-size="12pt" officeooo:rsid="000f34b6" officeooo:paragraph-rsid="000f3cf2" style:font-name-asian="教育部標準楷書" style:font-size-asian="12pt" style:font-size-complex="12pt"/>
    </style:style>
    <style:style style:name="P21" style:family="paragraph" style:parent-style-name="Standard" style:list-style-name="L4">
      <style:text-properties style:font-name="教育部標準楷書" fo:font-size="12pt" officeooo:rsid="000f34b6" officeooo:paragraph-rsid="0020768c" style:font-name-asian="教育部標準楷書" style:font-size-asian="12pt" style:font-size-complex="12pt"/>
    </style:style>
    <style:style style:name="P22" style:family="paragraph" style:parent-style-name="Standard" style:list-style-name="L5">
      <style:text-properties style:font-name="教育部標準楷書" fo:font-size="12pt" officeooo:rsid="000f34b6" officeooo:paragraph-rsid="0020768c" style:font-name-asian="教育部標準楷書" style:font-size-asian="12pt" style:font-size-complex="12pt"/>
    </style:style>
    <style:style style:name="P23" style:family="paragraph" style:parent-style-name="Standard" style:list-style-name="L6">
      <style:text-properties style:font-name="教育部標準楷書" fo:font-size="12pt" officeooo:rsid="000f34b6" officeooo:paragraph-rsid="000f3cf2" style:font-name-asian="教育部標準楷書" style:font-size-asian="12pt" style:font-size-complex="12pt"/>
    </style:style>
    <style:style style:name="P24" style:family="paragraph" style:parent-style-name="Standard">
      <style:text-properties style:font-name="教育部標準楷書" fo:font-size="12pt" officeooo:rsid="000f34b6" officeooo:paragraph-rsid="002acb18" style:font-name-asian="教育部標準楷書" style:font-size-asian="12pt" style:font-size-complex="12pt"/>
    </style:style>
    <style:style style:name="P25" style:family="paragraph" style:parent-style-name="Standard">
      <style:text-properties style:font-name="教育部標準楷書" fo:font-size="12pt" officeooo:rsid="0019d053" officeooo:paragraph-rsid="0019d053" style:font-name-asian="教育部標準楷書" style:font-size-asian="12pt" style:font-size-complex="12pt"/>
    </style:style>
    <style:style style:name="P26" style:family="paragraph" style:parent-style-name="Standard">
      <style:text-properties fo:font-variant="normal" fo:text-transform="none" fo:color="#ff3333" style:font-name="教育部標準楷書" fo:font-size="11.25pt" fo:letter-spacing="normal" fo:font-style="normal" fo:font-weight="normal" officeooo:rsid="001f9094" officeooo:paragraph-rsid="001d8010" style:font-name-asian="教育部標準楷書" style:font-size-asian="11.25pt" style:font-style-asian="normal" style:font-weight-asian="normal" style:font-size-complex="12pt"/>
    </style:style>
    <style:style style:name="P27" style:family="paragraph" style:parent-style-name="Standard" style:list-style-name="L9">
      <style:text-properties fo:font-variant="normal" fo:text-transform="none" fo:color="#ff3333" style:font-name="教育部標準楷書" fo:font-size="13.6999998092651pt" fo:letter-spacing="normal" fo:font-style="normal" fo:font-weight="normal" officeooo:rsid="001f9094" officeooo:paragraph-rsid="001d8010" style:font-name-asian="教育部標準楷書" style:font-size-asian="12pt" style:font-style-asian="normal" style:font-weight-asian="normal" style:font-size-complex="13.6999998092651pt"/>
    </style:style>
    <style:style style:name="P28" style:family="paragraph" style:parent-style-name="Standard" style:list-style-name="L9">
      <style:text-properties fo:font-variant="normal" fo:text-transform="none" fo:color="#ff3333" style:font-name="教育部標準楷書" fo:font-size="13.6999998092651pt" fo:letter-spacing="normal" fo:font-style="normal" fo:font-weight="normal" officeooo:rsid="001f9094" officeooo:paragraph-rsid="002acb18" style:font-name-asian="教育部標準楷書" style:font-size-asian="12pt" style:font-style-asian="normal" style:font-weight-asian="normal" style:font-size-complex="13.6999998092651pt"/>
    </style:style>
    <style:style style:name="P29" style:family="paragraph" style:parent-style-name="Standard" style:list-style-name="L9">
      <style:text-properties fo:font-variant="normal" fo:text-transform="none" style:use-window-font-color="true" style:font-name="教育部標準楷書" fo:font-size="16pt" fo:letter-spacing="normal" fo:font-style="normal" fo:font-weight="bold" officeooo:rsid="001f9094" officeooo:paragraph-rsid="001d8010" style:font-name-asian="教育部標準楷書" style:font-size-asian="16pt" style:font-style-asian="normal" style:font-weight-asian="bold" style:font-size-complex="16pt" style:font-weight-complex="bold"/>
    </style:style>
    <style:style style:name="P30" style:family="paragraph" style:parent-style-name="Standard">
      <style:text-properties fo:font-variant="normal" fo:text-transform="none" style:use-window-font-color="true" style:font-name="教育部標準楷書" fo:font-size="16pt" fo:letter-spacing="normal" fo:font-style="normal" fo:font-weight="bold" officeooo:rsid="001f9094" officeooo:paragraph-rsid="001d8010" style:font-name-asian="教育部標準楷書" style:font-size-asian="16pt" style:font-style-asian="normal" style:font-weight-asian="bold" style:font-size-complex="16pt" style:font-weight-complex="bold"/>
    </style:style>
    <style:style style:name="P31" style:family="paragraph" style:parent-style-name="Standard">
      <style:text-properties fo:font-variant="normal" fo:text-transform="none" style:use-window-font-color="true" style:font-name="教育部標準楷書" fo:font-size="16pt" fo:letter-spacing="normal" fo:font-style="normal" fo:font-weight="bold" officeooo:rsid="001f9094" officeooo:paragraph-rsid="002acb18" style:font-name-asian="教育部標準楷書" style:font-size-asian="16pt" style:font-style-asian="normal" style:font-weight-asian="bold" style:font-size-complex="16pt" style:font-weight-complex="bold"/>
    </style:style>
    <style:style style:name="P32" style:family="paragraph" style:parent-style-name="Standard">
      <style:text-properties fo:font-variant="normal" fo:text-transform="none" fo:color="#3333ff" style:font-name="教育部標準楷書" fo:font-size="12pt" fo:letter-spacing="normal" fo:font-style="normal" fo:font-weight="bold" officeooo:rsid="0027e1eb" officeooo:paragraph-rsid="0028fd88" style:font-name-asian="教育部標準楷書" style:font-size-asian="12pt" style:font-style-asian="normal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3333ff" style:font-name="教育部標準楷書" fo:font-size="12pt" fo:letter-spacing="normal" fo:font-style="normal" fo:font-weight="bold" officeooo:rsid="0027e1eb" officeooo:paragraph-rsid="002acb18" style:font-name-asian="教育部標準楷書" style:font-size-asian="12pt" style:font-style-asian="normal" style:font-weight-asian="bold" style:font-size-complex="12pt" style:font-weight-complex="bold"/>
    </style:style>
    <style:style style:name="P34" style:family="paragraph" style:parent-style-name="Standard" style:list-style-name="L9">
      <style:text-properties fo:color="#3333ff" style:font-name="教育部標準楷書" fo:font-size="12pt" fo:font-weight="bold" officeooo:rsid="0027e1eb" officeooo:paragraph-rsid="0028fd88" style:font-name-asian="教育部標準楷書" style:font-size-asian="12pt" style:font-weight-asian="bold" style:font-size-complex="12pt" style:font-weight-complex="bold"/>
    </style:style>
    <style:style style:name="P35" style:family="paragraph" style:parent-style-name="Standard" style:list-style-name="L9">
      <style:text-properties fo:color="#3333ff" style:font-name="教育部標準楷書" fo:font-size="12pt" fo:font-weight="bold" officeooo:rsid="0027e1eb" officeooo:paragraph-rsid="002acb18" style:font-name-asian="教育部標準楷書" style:font-size-asian="12pt" style:font-weight-asian="bold" style:font-size-complex="12pt" style:font-weight-complex="bold"/>
    </style:style>
    <style:style style:name="P36" style:family="paragraph" style:parent-style-name="Standard" style:list-style-name="L9">
      <style:text-properties fo:font-weight="bold" officeooo:rsid="001f9094" officeooo:paragraph-rsid="001d8010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paragraph-rsid="002acb18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3pt" style:font-name-asian="教育部標準楷書" style:font-size-asian="13pt" style:font-size-complex="13pt"/>
    </style:style>
    <style:style style:name="T1" style:family="text">
      <style:text-properties officeooo:rsid="000f3cf2"/>
    </style:style>
    <style:style style:name="T2" style:family="text">
      <style:text-properties officeooo:rsid="0011c260"/>
    </style:style>
    <style:style style:name="T3" style:family="text">
      <style:text-properties officeooo:rsid="00131fab"/>
    </style:style>
    <style:style style:name="T4" style:family="text">
      <style:text-properties officeooo:rsid="00159c99"/>
    </style:style>
    <style:style style:name="T5" style:family="text">
      <style:text-properties fo:font-size="12pt" officeooo:rsid="000f34b6" style:font-size-asian="12pt" style:font-size-complex="12pt"/>
    </style:style>
    <style:style style:name="T6" style:family="text">
      <style:text-properties fo:font-size="12pt" officeooo:rsid="0014dd0d" style:font-size-asian="12pt" style:font-size-complex="12pt"/>
    </style:style>
    <style:style style:name="T7" style:family="text">
      <style:text-properties fo:font-size="12pt" officeooo:rsid="00131fab" style:font-size-asian="12pt" style:font-size-complex="12pt"/>
    </style:style>
    <style:style style:name="T8" style:family="text">
      <style:text-properties fo:font-size="12pt" officeooo:rsid="00270ca9" style:font-size-asian="12pt" style:font-size-complex="12pt"/>
    </style:style>
    <style:style style:name="T9" style:family="text">
      <style:text-properties fo:font-variant="normal" fo:text-transform="none" fo:color="#141823" style:font-name="教育部標準楷書" fo:font-size="12pt" fo:letter-spacing="normal" style:font-name-asian="教育部標準楷書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141823" style:font-name="教育部標準楷書" fo:font-size="12pt" fo:letter-spacing="normal" fo:font-style="normal" fo:font-weight="normal" style:font-name-asian="教育部標準楷書" style:font-size-asian="12pt" style:font-size-complex="12pt"/>
    </style:style>
    <style:style style:name="T11" style:family="text">
      <style:text-properties fo:font-variant="normal" fo:text-transform="none" fo:color="#141823" style:font-name="教育部標準楷書" fo:font-size="12pt" fo:letter-spacing="normal" fo:font-style="normal" fo:font-weight="normal" officeooo:rsid="002acb18" style:font-name-asian="教育部標準楷書" style:font-size-asian="12pt" style:font-size-complex="12pt"/>
    </style:style>
    <style:style style:name="T12" style:family="text">
      <style:text-properties fo:font-variant="normal" fo:text-transform="none" fo:color="#141823" style:font-name="教育部標準楷書" fo:font-size="16pt" fo:letter-spacing="normal" fo:font-style="normal" fo:font-weight="normal" style:font-name-asian="教育部標準楷書" style:font-size-asian="16pt" style:font-size-complex="16pt"/>
    </style:style>
    <style:style style:name="T13" style:family="text">
      <style:text-properties fo:font-variant="normal" fo:text-transform="none" fo:color="#141823" style:font-name="教育部標準楷書" fo:font-size="16pt" fo:letter-spacing="normal" fo:font-style="normal" style:font-name-asian="教育部標準楷書" style:font-size-asian="16pt" style:font-size-complex="16pt"/>
    </style:style>
    <style:style style:name="T14" style:family="text">
      <style:text-properties fo:font-variant="normal" fo:text-transform="none" fo:color="#141823" style:font-name="教育部標準楷書" fo:font-size="16pt" fo:letter-spacing="normal" fo:font-style="normal" officeooo:rsid="002acb18" style:font-name-asian="教育部標準楷書" style:font-size-asian="16pt" style:font-style-asian="normal" style:font-size-complex="16pt"/>
    </style:style>
    <style:style style:name="T15" style:family="text">
      <style:text-properties fo:font-variant="normal" fo:text-transform="none" fo:color="#ff3333" fo:font-size="11.25pt" fo:letter-spacing="normal" fo:font-style="normal" fo:font-weight="normal" officeooo:rsid="001f9094" style:font-size-asian="11.25pt" style:font-style-asian="normal" style:font-weight-asian="normal"/>
    </style:style>
    <style:style style:name="T16" style:family="text">
      <style:text-properties fo:font-variant="normal" fo:text-transform="none" fo:color="#ff3333" fo:font-size="11.25pt" fo:letter-spacing="normal" fo:font-style="normal" fo:font-weight="normal" officeooo:rsid="0019835f" style:font-size-asian="11.25pt" style:font-style-asian="normal" style:font-weight-asian="normal" style:font-size-complex="12pt"/>
    </style:style>
    <style:style style:name="T17" style:family="text">
      <style:text-properties fo:font-variant="normal" fo:text-transform="none" fo:color="#ff3333" fo:font-size="11.25pt" fo:letter-spacing="normal" fo:font-style="normal" fo:font-weight="normal" officeooo:rsid="0027e1eb" style:font-size-asian="11.25pt" style:font-style-asian="normal" style:font-weight-asian="normal" style:font-size-complex="12pt"/>
    </style:style>
    <style:style style:name="T18" style:family="text">
      <style:text-properties fo:font-variant="normal" fo:text-transform="none" fo:color="#ff3333" style:font-name="教育部標準楷書" fo:font-size="11.25pt" fo:letter-spacing="normal" fo:font-style="normal" fo:font-weight="normal" officeooo:rsid="0019835f" style:font-name-asian="教育部標準楷書" style:font-size-asian="11.25pt" style:font-style-asian="normal" style:font-weight-asian="normal"/>
    </style:style>
    <style:style style:name="T19" style:family="text">
      <style:text-properties fo:font-variant="normal" fo:text-transform="none" fo:font-size="11.25pt" fo:letter-spacing="normal" fo:font-style="normal" fo:font-weight="normal" style:font-size-asian="11.25pt" style:font-style-asian="normal" style:font-weight-asian="normal"/>
    </style:style>
    <style:style style:name="T20" style:family="text">
      <style:text-properties fo:font-variant="normal" fo:text-transform="none" fo:font-size="11.25pt" fo:letter-spacing="normal" fo:font-style="normal" fo:font-weight="normal" officeooo:rsid="0019835f" style:font-size-asian="11.25pt" style:font-style-asian="normal" style:font-weight-asian="normal"/>
    </style:style>
    <style:style style:name="T21" style:family="text">
      <style:text-properties fo:font-variant="normal" fo:text-transform="none" fo:font-size="11.25pt" fo:letter-spacing="normal" fo:font-style="normal" fo:font-weight="normal" officeooo:rsid="001f9094" style:font-size-asian="11.25pt" style:font-style-asian="normal" style:font-weight-asian="normal"/>
    </style:style>
    <style:style style:name="T22" style:family="text">
      <style:text-properties fo:font-variant="normal" fo:text-transform="none" fo:letter-spacing="normal" fo:font-style="normal" style:font-style-asian="normal"/>
    </style:style>
    <style:style style:name="T23" style:family="text">
      <style:text-properties fo:font-variant="normal" fo:text-transform="none" fo:letter-spacing="normal" fo:font-style="normal" officeooo:rsid="001f9094" style:font-style-asian="normal"/>
    </style:style>
    <style:style style:name="T24" style:family="text">
      <style:text-properties fo:font-variant="normal" fo:text-transform="none" fo:letter-spacing="normal" fo:font-style="normal" officeooo:rsid="0028fd88" style:font-style-asian="normal"/>
    </style:style>
    <style:style style:name="T25" style:family="text">
      <style:text-properties fo:font-variant="normal" fo:text-transform="none" fo:letter-spacing="normal" style:font-size-asian="11.25pt" style:font-style-asian="normal" style:font-weight-asian="normal"/>
    </style:style>
    <style:style style:name="T26" style:family="text">
      <style:text-properties fo:font-variant="normal" fo:text-transform="none" fo:color="#3333ff" fo:letter-spacing="normal" style:font-size-asian="11.25pt" style:font-style-asian="normal" style:font-weight-asian="normal"/>
    </style:style>
    <style:style style:name="T27" style:family="text">
      <style:text-properties fo:font-variant="normal" fo:text-transform="none" fo:color="#3333ff" fo:letter-spacing="normal" officeooo:rsid="00270ca9" style:font-size-asian="11.25pt" style:font-style-asian="normal" style:font-weight-asian="normal"/>
    </style:style>
    <style:style style:name="T28" style:family="text">
      <style:text-properties fo:font-variant="normal" fo:text-transform="none" fo:color="#3333ff" fo:letter-spacing="normal" officeooo:rsid="0028fd88" style:font-size-asian="11.25pt" style:font-style-asian="normal" style:font-weight-asian="normal"/>
    </style:style>
    <style:style style:name="T29" style:family="text">
      <style:text-properties fo:font-variant="normal" fo:text-transform="none" fo:color="#3333ff" fo:font-size="12pt" fo:letter-spacing="normal" officeooo:rsid="00162898" style:font-size-asian="11.25pt" style:font-style-asian="normal" style:font-weight-asian="normal" style:font-size-complex="12pt"/>
    </style:style>
    <style:style style:name="T30" style:family="text">
      <style:text-properties fo:font-variant="normal" fo:text-transform="none" fo:color="#3333ff" fo:font-size="12pt" fo:letter-spacing="normal" officeooo:rsid="000f34b6" style:font-size-asian="12pt" style:font-style-asian="normal" style:font-weight-asian="normal" style:font-size-complex="12pt"/>
    </style:style>
    <style:style style:name="T31" style:family="text">
      <style:text-properties fo:font-variant="normal" fo:text-transform="none" style:use-window-font-color="true" style:font-name="教育部標準楷書" fo:font-size="16pt" fo:letter-spacing="normal" fo:font-style="normal" style:font-name-asian="教育部標準楷書" style:font-size-asian="16pt" style:font-style-asian="normal" style:font-size-complex="16pt"/>
    </style:style>
    <style:style style:name="T32" style:family="text">
      <style:text-properties officeooo:rsid="0019d053"/>
    </style:style>
    <style:style style:name="T33" style:family="text">
      <style:text-properties officeooo:rsid="001d55ab"/>
    </style:style>
    <style:style style:name="T34" style:family="text">
      <style:text-properties officeooo:rsid="001d8010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="教育部標準楷書" style:font-name-asian="教育部標準楷書"/>
    </style:style>
    <style:style style:name="T37" style:family="text">
      <style:text-properties style:font-name="教育部標準楷書" officeooo:rsid="0019d053" style:font-name-asian="教育部標準楷書"/>
    </style:style>
    <style:style style:name="T38" style:family="text">
      <style:text-properties style:font-name="教育部標準楷書" officeooo:rsid="001d8010" style:font-name-asian="教育部標準楷書"/>
    </style:style>
    <style:style style:name="T39" style:family="text">
      <style:text-properties style:font-name="教育部標準楷書" fo:font-size="12pt" officeooo:rsid="000f34b6" style:font-name-asian="教育部標準楷書" style:font-size-asian="12pt" style:font-size-complex="12pt"/>
    </style:style>
    <style:style style:name="T40" style:family="text">
      <style:text-properties style:font-name="教育部標準楷書" fo:font-size="12pt" officeooo:rsid="00270ca9" style:font-name-asian="教育部標準楷書" style:font-size-asian="12pt" style:font-size-complex="12pt"/>
    </style:style>
    <style:style style:name="T41" style:family="text">
      <style:text-properties officeooo:rsid="002381e2"/>
    </style:style>
    <style:style style:name="T42" style:family="text">
      <style:text-properties fo:color="#3333ff"/>
    </style:style>
    <style:style style:name="T43" style:family="text">
      <style:text-properties fo:color="#3333ff" officeooo:rsid="000f3cf2"/>
    </style:style>
    <style:style style:name="T44" style:family="text">
      <style:text-properties fo:color="#3333ff" officeooo:rsid="0026540d"/>
    </style:style>
    <style:style style:name="T45" style:family="text">
      <style:text-properties fo:color="#3333ff" officeooo:rsid="00270ca9"/>
    </style:style>
    <style:style style:name="T46" style:family="text">
      <style:text-properties fo:color="#3333ff" fo:font-size="12pt" style:font-size-asian="12pt" style:font-size-complex="12pt"/>
    </style:style>
    <style:style style:name="T47" style:family="text">
      <style:text-properties fo:color="#3333ff" fo:font-size="12pt" officeooo:rsid="0027e1eb" style:font-size-asian="12pt" style:font-size-complex="12pt"/>
    </style:style>
    <style:style style:name="T48" style:family="text">
      <style:text-properties fo:color="#3333ff" style:font-name="教育部標準楷書" officeooo:rsid="0019d053" style:font-name-asian="教育部標準楷書"/>
    </style:style>
    <style:style style:name="T49" style:family="text">
      <style:text-properties fo:color="#3333ff" style:font-name="教育部標準楷書" officeooo:rsid="0028fd88" style:font-name-asian="教育部標準楷書"/>
    </style:style>
    <style:style style:name="T50" style:family="text">
      <style:text-properties fo:color="#ff3399" fo:font-size="12pt" officeooo:rsid="0027e1eb" style:font-size-asian="12pt" style:font-size-complex="12pt"/>
    </style:style>
    <style:style style:name="T51" style:family="text">
      <style:text-properties fo:color="#141823" fo:font-size="12pt" style:font-size-asian="12pt" style:font-weight-asian="normal" style:font-size-complex="12pt"/>
    </style:style>
    <style:style style:name="T52" style:family="text">
      <style:text-properties fo:color="#141823" fo:font-size="12pt" fo:font-weight="normal" style:font-size-asian="12pt" style:font-size-complex="12pt"/>
    </style:style>
    <style:style style:name="T53" style:family="text">
      <style:text-properties style:font-name-asian="教育部標準楷書"/>
    </style:style>
    <style:style style:name="T54" style:family="text">
      <style:text-properties fo:font-size="13pt" style:font-name-asian="教育部標準楷書" style:font-size-asian="13pt" style:font-size-complex="13pt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電機營網站內容</text:p>
      <text:p text:style-name="P4"/>
      <text:list xml:id="list9046731236718142890" text:style-name="L1">
        <text:list-item>
          <text:p text:style-name="P15">總召的話</text:p>
          <text:p text:style-name="P19">電機營<text:span text:style-name="T41">，除了透過活動、實驗及教學更認識電機系之外，最重要的是認識不同的人，並結交志同道合的伙伴‧我們希望在這短短的六天五夜中，可以帶給你們不一樣的感受，暫時放下學校課業之餘盡情體驗，與身旁和你有緣的隊員們及學長姐們，創造值得珍藏一輩子的回憶‧</text:span></text:p>
        </text:list-item>
        <text:list-item>
          <text:p text:style-name="P15">營隊資訊</text:p>
        </text:list-item>
      </text:list>
      <text:p text:style-name="P4"><text:tab/><text:span text:style-name="T35">活動及地點</text:span></text:p>
      <text:p text:style-name="P4"><text:tab/>活動日期：2016年7月15日至7月20日，共計六天五夜‧</text:p>
      <text:p text:style-name="P4"><text:tab/>活動地點：電機系館(電一、電二、博理館、明達館)及台大校總區</text:p>
      <text:p text:style-name="P4"><text:tab/>住宿地點：大一女宿舍、男一宿舍</text:p>
      <text:p text:style-name="P4"><text:tab/>《本營隊為統一住宿管理，小隊員不得單獨外宿》</text:p>
      <text:p text:style-name="P4"/>
      <text:p text:style-name="P9"><text:tab/>招收對象</text:p>
      <text:p text:style-name="P5"><text:tab/>對電機相關領域有興趣或是想了解電機系在做什麼的高中生<text:span text:style-name="T1">，皆歡迎報名電機營‧本<text:tab/>次電機營預計招收男女小隊員各72名，共計144名，其中會保留10個名額給清寒家<text:tab/>庭學生，希望讓所有想來電機營的人都有機會參加‧</text:span></text:p>
      <text:p text:style-name="P5"/>
      <text:p text:style-name="P10"><text:tab/>報名費用</text:p>
      <text:p text:style-name="P5"><text:tab/>一般生<text:span text:style-name="T1">：新台幣6500元整(</text:span><text:span text:style-name="T43">三人以上糾團報名費用：6200/人)</text:span></text:p>
      <text:p text:style-name="P5"><text:tab/>清寒生<text:span text:style-name="T1">：費用全免(需繳交1000元保證金，錢將會於營隊結束後退還)</text:span></text:p>
      <text:p text:style-name="P5"><text:tab/>報名截止日期<text:span text:style-name="T2">：2016年5月8日(禮拜天)</text:span></text:p>
      <text:p text:style-name="P5"/>
      <text:list xml:id="list1953994713222601147" text:style-name="L2">
        <text:list-item>
          <text:p text:style-name="P16">活動內容</text:p>
        </text:list-item>
      </text:list>
      <text:list xml:id="list5762872674300885676" text:style-name="L3">
        <text:list-item>
          <text:p text:style-name="P20">公司參訪</text:p>
        </text:list-item>
      </text:list>
      <text:p text:style-name="P11"><text:span text:style-name="T5"><text:tab/><text:tab/>本次營隊規劃帶同學去國內知名公司及實驗室參訪</text:span><text:span text:style-name="T6">，了解台灣科技產業的發展<text:tab/><text:tab/>及技術！</text:span></text:p>
      <text:list xml:id="list3972768304823684692" text:style-name="L4">
        <text:list-item>
          <text:p text:style-name="P21">學術演講</text:p>
        </text:list-item>
      </text:list>
      <text:p text:style-name="P11"><text:span text:style-name="T5"><text:tab/><text:tab/>大學教授總是給人一種遙不可及的感覺嗎</text:span><text:span text:style-name="T7">？這次我們將邀請系上幾位教授來演<text:tab/><text:tab/>講，並讓同學們有機會與教授互動‧</text:span></text:p>
      <text:list xml:id="list956267116110746263" text:style-name="L5">
        <text:list-item>
          <text:p text:style-name="P22">趣味實驗</text:p>
        </text:list-item>
      </text:list>
      <text:p text:style-name="P5"><text:tab/><text:tab/>由教學組精心設計的實驗，讓同學能在硬體與軟體上實際動手操作<text:span text:style-name="T3">，完成自己<text:tab/><text:tab/>的作品‧</text:span></text:p>
      <text:list xml:id="list4865074811921176786" text:style-name="L6">
        <text:list-item>
          <text:p text:style-name="P23">迎新活動及晚會</text:p>
        </text:list-item>
      </text:list>
      <text:p text:style-name="P5"><text:tab/><text:tab/>除了學術性活動，少不了當然是各種精彩的晚會表演及大型遊戲<text:span text:style-name="T3">，讓同學們能<text:tab/><text:tab/>在學習的同時可以玩的愉快，並認識更多人‧</text:span></text:p>
      <text:p text:style-name="P5"><text:tab/><text:tab/><text:span text:style-name="T44">《本次電機營活動完全符合學校規定，不會有嚇小隊員或是其他危險活動》</text:span></text:p>
      <text:p text:style-name="P5"/>
      <text:p text:style-name="P5"/>
      <text:list xml:id="list598295664580877847" text:style-name="L7">
        <text:list-item>
          <text:p text:style-name="P17">常見問題Q&amp;A</text:p>
        </text:list-item>
      </text:list>
      <text:p text:style-name="P5"><text:tab/>Q1. 參加電機營需要俱備什麼預備知識<text:span text:style-name="T4">？實驗及演講會很艱深嗎？</text:span></text:p>
      <text:p text:style-name="P6"><text:tab/>A<text:span text:style-name="T4">：</text:span>只要是對電機有熱情的高中生都適合來參加，營期間所設計的課程實驗及演講都<text:tab/>會從最基本的慢慢講解，學長姐會花時間帶領同學一步一步完成<text:span text:style-name="T4">，</text:span>讓所有同學都能充<text:tab/>份的學習<text:span text:style-name="T4">‧</text:span></text:p>
      <text:p text:style-name="P6"/>
      <text:p text:style-name="P6"><text:tab/>Q2. 如何報名台大電機營<text:span text:style-name="T4">？</text:span></text:p>
      <text:p text:style-name="P8"><text:tab/><text:span text:style-name="T42">A：請同學下載並妥善填寫報名資料表及家長同意書</text:span><text:span text:style-name="T45">，並</text:span><text:span text:style-name="T27">儘速於五月八日（星期日）前<text:tab/>以掛號</text:span><text:span text:style-name="T28">(</text:span><text:span text:style-name="T27">郵戳為憑</text:span><text:span text:style-name="T28">)</text:span><text:span text:style-name="T27">的方式</text:span><text:span text:style-name="T26">將兩份資料寄至 </text:span></text:p>
      <text:p text:style-name="P14"><text:span text:style-name="T19"><text:tab/><text:tab/>10617 </text:span><text:span text:style-name="T25">台北市大安區羅斯福路四段</text:span><text:span text:style-name="T19">1</text:span><text:span text:style-name="T25">號 國立台灣大學電機系系學會 電機營收</text:span></text:p>
      <text:p text:style-name="P12"><text:span text:style-name="T29"><text:tab/></text:span><text:span text:style-name="T30">同學可以於5天過後</text:span><text:span text:style-name="T47">至</text:span><text:span text:style-name="T50">報名專區(做一個連接跳到報名專區)</text:span><text:span text:style-name="T47">做確認‧有</text:span><text:span text:style-name="T46">任何問題皆可<text:tab/>直接與總召聯絡，或寄信至</text:span><text:span text:style-name="T16">eecamp2016@gmail.co</text:span><text:span text:style-name="T17">m</text:span>‧</text:p>
      <text:p text:style-name="P6"/>
      <text:p text:style-name="P6"><text:tab/>Q3. 小隊員篩選的方式為何<text:span text:style-name="T4">？</text:span></text:p>
      <text:p text:style-name="P6"><text:tab/>A<text:span text:style-name="T4">：有活力有自我想法，並從報名資料的自我介紹及相關問題中可以看出對電機有熱<text:tab/>忱者會優先錄取‧另外，為了所有小隊員的權益找想，能夠全程參與電機營的人也會</text:span><text:soft-page-break/><text:span text:style-name="T4"><text:tab/>優先錄取‧</text:span></text:p>
      <text:p text:style-name="P6"><text:span text:style-name="T32"><text:tab/>《</text:span>為了平衡營隊的學員組成<text:span text:style-name="T32">，男女小隊員將會分開遴選，各招收72名》</text:span></text:p>
      <text:p text:style-name="P6"/>
      <text:p text:style-name="P6"><text:tab/>Q4. 如果臨時有事不能參加<text:span text:style-name="T4">，</text:span>怎麼辦<text:span text:style-name="T4">？</text:span></text:p>
      <text:p text:style-name="P1"><text:span text:style-name="T36"><text:tab/>A：如果在公佈錄取名單後臨時無法參加</text:span><text:span text:style-name="T37">，請於繳費日期錢寄信至電機營信箱<text:tab/>(</text:span><text:a xlink:type="simple" xlink:href="mailto:eecamp2016@gmail.com" text:style-name="Internet_20_link" text:visited-style-name="Visited_20_Internet_20_Link"><text:span text:style-name="T18">eecamp2016@gmail.com</text:span></text:a><text:span text:style-name="T37">)，註明姓名、學校及身份證字號等基本資料‧另外，空出的名額<text:tab/>將會由候補名單中依序遞補‧</text:span><text:span text:style-name="T48">這裡還不確定</text:span><text:span text:style-name="T49">OAO，退費機制要在想</text:span></text:p>
      <text:p text:style-name="P25"/>
      <text:p text:style-name="P6"><text:tab/>Q5. 營期間如果有事可以中途離開嗎<text:span text:style-name="T4">？</text:span></text:p>
      <text:p text:style-name="P7"><text:tab/>A<text:span text:style-name="T4">：為確保小隊員的安全考量，營期間還是希望團體一起活動，如果有事要中途離開，<text:tab/>請家長與總召聯絡，並說明原因和離開與回歸的時間，讓總召能確保營隊所有人的安<text:tab/>全，也避免小隊員喪失自身的權益！</text:span></text:p>
      <text:p text:style-name="P6"/>
      <text:list xml:id="list5356895973424209983" text:style-name="L8">
        <text:list-item>
          <text:p text:style-name="P18">聯絡我們</text:p>
        </text:list-item>
      </text:list>
      <text:p text:style-name="P6"><text:tab/>總召<text:span text:style-name="T33">：毛學涵(0936139430)</text:span></text:p>
      <text:p text:style-name="P6"><text:tab/><text:tab/>楊琇惠<text:span text:style-name="T34">(0975786661)</text:span></text:p>
      <text:p text:style-name="P6"><text:tab/><text:tab/>林哲佑<text:span text:style-name="T34">(0918836002)</text:span></text:p>
      <text:p text:style-name="P2"><text:span text:style-name="T36"><text:tab/>電機營信箱</text:span><text:span text:style-name="T38">： </text:span><text:a xlink:type="simple" xlink:href="mailto:eecamp2016@gmail.com" text:style-name="Internet_20_link" text:visited-style-name="Visited_20_Internet_20_Link"><text:span text:style-name="T18">eecamp2016@gmail.com</text:span></text:a></text:p>
      <text:p text:style-name="P3"><text:span text:style-name="T20"><text:tab/>電機營粉專</text:span><text:span text:style-name="T21">：</text:span><text:span text:style-name="T15">XXXXXXXXXXX</text:span></text:p>
      <text:p text:style-name="P26"/>
      <text:list xml:id="list2138824560618067132" text:style-name="L9">
        <text:list-item>
          <text:p text:style-name="P29">報名專區</text:p>
        </text:list-item>
      </text:list>
      <text:p text:style-name="P30"/>
      <text:list xml:id="list230522989723291" text:continue-numbering="true" text:style-name="L9">
        <text:list-header>
          <text:p text:style-name="P35"><text:span text:style-name="T23">流程</text:span><text:span text:style-name="T22">：</text:span></text:p>
          <text:p text:style-name="P35"><text:span text:style-name="T22">於5/8(天)前寄送報名表及家長同意書→錄取名單將於5/15</text:span><text:span text:style-name="T24">(天)</text:span><text:span text:style-name="T22">公佈</text:span><text:span text:style-name="T24">→請錄取的小隊員</text:span><text:span text:style-name="T22">於5/28(天)錢繳費並確認</text:span></text:p>
        </text:list-header>
      </text:list>
      <text:p text:style-name="P33"/>
      <text:p text:style-name="P33"><text:tab/>下載資料：</text:p>
      <text:list xml:id="list230523938061280" text:continue-numbering="true" text:style-name="L9">
        <text:list-header>
          <text:p text:style-name="P28">報名資料表.pdf</text:p>
          <text:p text:style-name="P28">家長同意書.pdf</text:p>
        </text:list-header>
      </text:list>
      <text:p text:style-name="P24"><text:tab/></text:p>
      <text:p text:style-name="P31"><text:span text:style-name="T5"><text:tab/>開一個欄位做查詢報名成功用</text:span><text:span text:style-name="T8">，</text:span><text:span text:style-name="T51">查詢時請輸入身分證字號末五碼以及「姓」</text:span><text:span text:style-name="T52">(</text:span><text:span text:style-name="T51">一個字</text:span><text:span text:style-name="T52">)</text:span></text:p>
      <text:p text:style-name="P31"><text:span text:style-name="T52"/></text:p>
      <text:p text:style-name="P31"><text:span text:style-name="T52"/></text:p>
      <text:list xml:id="list230524581880847" text:continue-numbering="true" text:style-name="L9">
        <text:list-item>
          <text:p text:style-name="P36"><text:span text:style-name="T31">公益計劃</text:span></text:p>
          <text:p text:style-name="P36"><text:span text:style-name="T14"/></text:p>
        </text:list-item>
      </text:list>
      <text:p text:style-name="P37"><text:span text:style-name="T11"><text:tab/></text:span><text:span text:style-name="T54">台⼤電機營創⽴⾄今已將近⼆⼗年，創⽴的宗旨是介紹電機領域給所有對這個領域有興趣的⾼中⽣，故從今年⾸度發起此計畫，期待能讓許多無法負擔營隊費用的⾼中⽣，一樣能藉由台⼤電機營認識電機這個領域‧我們會請各⾼中推薦有意願參與台⼤電機營的同學，並依序選出⼗位名額。</text:span></text:p>
      <text:p text:style-name="P39"/>
      <text:p text:style-name="P39">﹝此計劃由台積電贊助﹞</text:p>
      <text:p text:style-name="P24"><text:span text:style-name="T11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Fallback1" svg:font-family="'Droid Sans Fallback'" style:font-family-generic="swiss"/>
    <style:font-face style:name="教育部標準楷書" svg:font-family="教育部標準楷書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4:43:21.142593964</meta:creation-date>
    <dc:date>2016-02-27T23:05:22.360894346</dc:date>
    <meta:editing-duration>PT2H29M56S</meta:editing-duration>
    <meta:editing-cycles>18</meta:editing-cycles>
    <meta:generator>LibreOffice/4.4.6.3$Linux_X86_64 LibreOffice_project/40m0$Build-3</meta:generator>
    <meta:document-statistic meta:table-count="0" meta:image-count="0" meta:object-count="0" meta:page-count="2" meta:paragraph-count="57" meta:word-count="1542" meta:character-count="1779" meta:non-whitespace-character-count="1703"/>
  </office:meta>
</office:document-meta>
</file>